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edictions-REVO-chec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0" table:number-columns-repeated="3" table:default-cell-style-name="ce2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mber Numb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ting</text:p>
          </table:table-cell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35%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95%</text:p>
          </table:table-cell>
          <table:table-cell office:value-type="string" calcext:value-type="string">
            <text:p>Low Place</text:p>
          </table:table-cell>
          <table:table-cell office:value-type="string" calcext:value-type="string">
            <text:p>Mid Place</text:p>
          </table:table-cell>
          <table:table-cell office:value-type="string" calcext:value-type="string">
            <text:p>High Place</text:p>
          </table:table-cell>
          <table:table-cell office:value-type="string" calcext:value-type="string">
            <text:p>Actual Percent</text:p>
          </table:table-cell>
          <table:table-cell office:value-type="string" calcext:value-type="string">
            <text:p>Actual Place</text:p>
          </table:table-cell>
          <table:table-cell office:value-type="string" calcext:value-type="string">
            <text:p>Ordinal Place</text:p>
          </table:table-cell>
          <table:table-cell office:value-type="string" calcext:value-type="string">
            <text:p>Place Difference</text:p>
          </table:table-cell>
          <table:table-cell office:value-type="string" calcext:value-type="string">
            <text:p>Ordinal Place Diff.</text:p>
          </table:table-cell>
          <table:table-cell office:value-type="string" calcext:value-type="string">
            <text:p>Absolute Err</text:p>
          </table:table-cell>
          <table:table-cell office:value-type="string" calcext:value-type="string">
            <text:p>Percent Difference</text:p>
          </table:table-cell>
          <table:table-cell table:style-name="Default" office:value-type="string" calcext:value-type="string">
            <text:p>Place in Range</text:p>
          </table:table-cell>
          <table:table-cell table:style-name="Default" office:value-type="string" calcext:value-type="string">
            <text:p>Percent in 1SD</text:p>
          </table:table-cell>
          <table:table-cell table:style-name="Default" office:value-type="string" calcext:value-type="string">
            <text:p>Percent in 2SD</text:p>
          </table:table-cell>
          <table:table-cell/>
          <table:table-cell table:style-name="ce3" office:value-type="string" calcext:value-type="string">
            <text:p>Shooter Count</text:p>
          </table:table-cell>
          <table:table-cell table:formula="of:=COUNT([.M2:.M1000])" office:value-type="float" office:value="18" calcext:value-type="float">
            <text:p>18</text:p>
          </table:table-cell>
          <table:table-cell table:formula="of:=ROUND([.Y1]/5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ch Wolfe</text:p>
          </table:table-cell>
          <table:table-cell office:value-type="string" calcext:value-type="string">
            <text:p>TY58385</text:p>
          </table:table-cell>
          <table:table-cell office:value-type="string" calcext:value-type="string">
            <text:p>GM</text:p>
          </table:table-cell>
          <table:table-cell office:value-type="float" office:value="1996" calcext:value-type="float">
            <text:p>1996</text:p>
          </table:table-cell>
          <table:table-cell office:value-type="float" office:value="94.0340183966324" calcext:value-type="float">
            <text:p>94.0340183966324</text:p>
          </table:table-cell>
          <table:table-cell office:value-type="float" office:value="96.5571026383103" calcext:value-type="float">
            <text:p>96.5571026383103</text:p>
          </table:table-cell>
          <table:table-cell office:value-type="float" office:value="98.3967288783338" calcext:value-type="float">
            <text:p>98.3967288783338</text:p>
          </table:table-cell>
          <table:table-cell office:value-type="float" office:value="101.603271121666" calcext:value-type="float">
            <text:p>101.603271121666</text:p>
          </table:table-cell>
          <table:table-cell office:value-type="float" office:value="104.126355363344" calcext:value-type="float">
            <text:p>104.1263553633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81308437198" calcext:value-type="float">
            <text:p>93.581308437198</text:p>
          </table:table-cell>
          <table:table-cell office:value-type="float" office:value="3" calcext:value-type="float">
            <text:p>3</text:p>
          </table:table-cell>
          <table:table-cell table:formula="of:=ROW() - 1" office:value-type="float" office:value="1" calcext:value-type="float">
            <text:p>1</text:p>
          </table:table-cell>
          <table:table-cell table:formula="of:=[.K2] - [.N2]" office:value-type="float" office:value="-2" calcext:value-type="float">
            <text:p>-2</text:p>
          </table:table-cell>
          <table:table-cell table:formula="of:=[.O2]-[.N2]" office:value-type="float" office:value="-2" calcext:value-type="float">
            <text:p>-2</text:p>
          </table:table-cell>
          <table:table-cell table:formula="of:=ABS([.Q2])" office:value-type="float" office:value="2" calcext:value-type="float">
            <text:p>2</text:p>
          </table:table-cell>
          <table:table-cell table:formula="of:=[.M2]-[.G2]" office:value-type="float" office:value="-4.81542044113573" calcext:value-type="float">
            <text:p>-4.81542044113573</text:p>
          </table:table-cell>
          <table:table-cell table:formula="of:=AND([.N2]&lt;=[.J2];[.N2]&gt;=[.L2])" office:value-type="boolean" office:boolean-value="false" calcext:value-type="boolean">
            <text:p>FALSE</text:p>
          </table:table-cell>
          <table:table-cell table:formula="of:=AND([.M2]&gt;=[.F2];[.M2]&lt;=[.H2])" office:value-type="boolean" office:boolean-value="false" calcext:value-type="boolean">
            <text:p>FALSE</text:p>
          </table:table-cell>
          <table:table-cell table:formula="of:=AND([.M2]&gt;=[.E2];[.M2]&lt;=[.I2])" office:value-type="boolean" office:boolean-value="false" calcext:value-type="boolean">
            <text:p>FALSE</text:p>
          </table:table-cell>
          <table:table-cell/>
          <table:table-cell table:style-name="ce3" office:value-type="string" calcext:value-type="string">
            <text:p>Place Accuracy</text:p>
          </table:table-cell>
          <table:table-cell table:style-name="ce4" table:formula="of:=COUNTIF([.T2:.T1000]; TRUE()) / [.Y$1]" office:value-type="percentage" office:value="0.666666666666667" calcext:value-type="percentage">
            <text:p>66.67%</text:p>
          </table:table-cell>
          <table:table-cell/>
        </table:table-row>
        <table:table-row table:style-name="ro1">
          <table:table-cell office:value-type="string" calcext:value-type="string">
            <text:p>Michael Poggie</text:p>
          </table:table-cell>
          <table:table-cell office:value-type="string" calcext:value-type="string">
            <text:p>L4887</text:p>
          </table:table-cell>
          <table:table-cell office:value-type="string" calcext:value-type="string">
            <text:p>GM</text:p>
          </table:table-cell>
          <table:table-cell office:value-type="float" office:value="1930" calcext:value-type="float">
            <text:p>1930</text:p>
          </table:table-cell>
          <table:table-cell office:value-type="float" office:value="89.8852856382023" calcext:value-type="float">
            <text:p>89.8852856382023</text:p>
          </table:table-cell>
          <table:table-cell office:value-type="float" office:value="92.9067190765984" calcext:value-type="float">
            <text:p>92.9067190765984</text:p>
          </table:table-cell>
          <table:table-cell office:value-type="float" office:value="95.9928839951271" calcext:value-type="float">
            <text:p>95.9928839951271</text:p>
          </table:table-cell>
          <table:table-cell office:value-type="float" office:value="98.9495859533906" calcext:value-type="float">
            <text:p>98.9495859533906</text:p>
          </table:table-cell>
          <table:table-cell office:value-type="float" office:value="101.971019391787" calcext:value-type="float">
            <text:p>101.9710193917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W() - 1" office:value-type="float" office:value="2" calcext:value-type="float">
            <text:p>2</text:p>
          </table:table-cell>
          <table:table-cell table:formula="of:=[.K3] - [.N3]" office:value-type="float" office:value="1" calcext:value-type="float">
            <text:p>1</text:p>
          </table:table-cell>
          <table:table-cell table:formula="of:=[.O3]-[.N3]" office:value-type="float" office:value="1" calcext:value-type="float">
            <text:p>1</text:p>
          </table:table-cell>
          <table:table-cell table:formula="of:=ABS([.Q3])" office:value-type="float" office:value="1" calcext:value-type="float">
            <text:p>1</text:p>
          </table:table-cell>
          <table:table-cell table:formula="of:=[.M3]-[.G3]" office:value-type="float" office:value="4.00711600487291" calcext:value-type="float">
            <text:p>4.00711600487291</text:p>
          </table:table-cell>
          <table:table-cell table:formula="of:=AND([.N3]&lt;=[.J3];[.N3]&gt;=[.L3])" office:value-type="boolean" office:boolean-value="true" calcext:value-type="boolean">
            <text:p>TRUE</text:p>
          </table:table-cell>
          <table:table-cell table:formula="of:=AND([.M3]&gt;=[.F3];[.M3]&lt;=[.H3])" office:value-type="boolean" office:boolean-value="false" calcext:value-type="boolean">
            <text:p>FALSE</text:p>
          </table:table-cell>
          <table:table-cell table:formula="of:=AND([.M3]&gt;=[.E3];[.M3]&lt;=[.I3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Top 10% Place Accuracy</text:p>
          </table:table-cell>
          <table:table-cell table:style-name="ce4" table:formula="of:=COUNTIF(INDIRECT(&quot;T2:T&quot;&amp;[.Z$1]); TRUE()) / [.Z$1]" office:value-type="percentage" office:value="0.5" calcext:value-type="percentage">
            <text:p>50.00%</text:p>
          </table:table-cell>
          <table:table-cell/>
        </table:table-row>
        <table:table-row table:style-name="ro1">
          <table:table-cell office:value-type="string" calcext:value-type="string">
            <text:p>Alex Bakken</text:p>
          </table:table-cell>
          <table:table-cell office:value-type="string" calcext:value-type="string">
            <text:p>L4537</text:p>
          </table:table-cell>
          <table:table-cell office:value-type="string" calcext:value-type="string">
            <text:p>GM</text:p>
          </table:table-cell>
          <table:table-cell office:value-type="float" office:value="1890" calcext:value-type="float">
            <text:p>1890</text:p>
          </table:table-cell>
          <table:table-cell office:value-type="float" office:value="89.3809752845672" calcext:value-type="float">
            <text:p>89.3809752845672</text:p>
          </table:table-cell>
          <table:table-cell office:value-type="float" office:value="91.9008391554379" calcext:value-type="float">
            <text:p>91.9008391554379</text:p>
          </table:table-cell>
          <table:table-cell office:value-type="float" office:value="93.8459804184686" calcext:value-type="float">
            <text:p>93.8459804184686</text:p>
          </table:table-cell>
          <table:table-cell office:value-type="float" office:value="96.9405668971794" calcext:value-type="float">
            <text:p>96.9405668971794</text:p>
          </table:table-cell>
          <table:table-cell office:value-type="float" office:value="99.4604307680501" calcext:value-type="float">
            <text:p>99.46043076805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4.6375408705448" calcext:value-type="float">
            <text:p>94.6375408705448</text:p>
          </table:table-cell>
          <table:table-cell office:value-type="float" office:value="2" calcext:value-type="float">
            <text:p>2</text:p>
          </table:table-cell>
          <table:table-cell table:formula="of:=ROW() - 1" office:value-type="float" office:value="3" calcext:value-type="float">
            <text:p>3</text:p>
          </table:table-cell>
          <table:table-cell table:formula="of:=[.K4] - [.N4]" office:value-type="float" office:value="1" calcext:value-type="float">
            <text:p>1</text:p>
          </table:table-cell>
          <table:table-cell table:formula="of:=[.O4]-[.N4]" office:value-type="float" office:value="1" calcext:value-type="float">
            <text:p>1</text:p>
          </table:table-cell>
          <table:table-cell table:formula="of:=ABS([.Q4])" office:value-type="float" office:value="1" calcext:value-type="float">
            <text:p>1</text:p>
          </table:table-cell>
          <table:table-cell table:formula="of:=[.M4]-[.G4]" office:value-type="float" office:value="0.791560452076197" calcext:value-type="float">
            <text:p>0.791560452076197</text:p>
          </table:table-cell>
          <table:table-cell table:formula="of:=AND([.N4]&lt;=[.J4];[.N4]&gt;=[.L4])" office:value-type="boolean" office:boolean-value="true" calcext:value-type="boolean">
            <text:p>TRUE</text:p>
          </table:table-cell>
          <table:table-cell table:formula="of:=AND([.M4]&gt;=[.F4];[.M4]&lt;=[.H4])" office:value-type="boolean" office:boolean-value="true" calcext:value-type="boolean">
            <text:p>TRUE</text:p>
          </table:table-cell>
          <table:table-cell table:formula="of:=AND([.M4]&gt;=[.E4];[.M4]&lt;=[.I4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Percent Accuracy</text:p>
          </table:table-cell>
          <table:table-cell table:style-name="ce4" table:formula="of:=COUNTIF([.U2:.U1000]; TRUE()) / [.Y$1]" office:value-type="percentage" office:value="0.722222222222222" calcext:value-type="percentage">
            <text:p>72.22%</text:p>
          </table:table-cell>
          <table:table-cell table:style-name="ce4" table:formula="of:=COUNTIF([.V2:.V1000]; TRUE()) / [.Y$1]" office:value-type="percentage" office:value="0.833333333333333" calcext:value-type="percentage">
            <text:p>83.33%</text:p>
          </table:table-cell>
        </table:table-row>
        <table:table-row table:style-name="ro1">
          <table:table-cell office:value-type="string" calcext:value-type="string">
            <text:p>Jay Slater</text:p>
          </table:table-cell>
          <table:table-cell office:value-type="string" calcext:value-type="string">
            <text:p>A102675</text:p>
          </table:table-cell>
          <table:table-cell office:value-type="string" calcext:value-type="string">
            <text:p>GM</text:p>
          </table:table-cell>
          <table:table-cell office:value-type="float" office:value="1744" calcext:value-type="float">
            <text:p>1744</text:p>
          </table:table-cell>
          <table:table-cell office:value-type="float" office:value="79.7002063518593" calcext:value-type="float">
            <text:p>79.7002063518593</text:p>
          </table:table-cell>
          <table:table-cell office:value-type="float" office:value="83.5490811777105" calcext:value-type="float">
            <text:p>83.5490811777105</text:p>
          </table:table-cell>
          <table:table-cell office:value-type="float" office:value="87.280546208696" calcext:value-type="float">
            <text:p>87.280546208696</text:p>
          </table:table-cell>
          <table:table-cell office:value-type="float" office:value="91.2468308294131" calcext:value-type="float">
            <text:p>91.2468308294131</text:p>
          </table:table-cell>
          <table:table-cell office:value-type="float" office:value="95.0957056552644" calcext:value-type="float">
            <text:p>95.09570565526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8.0172533533688" calcext:value-type="float">
            <text:p>88.0172533533688</text:p>
          </table:table-cell>
          <table:table-cell office:value-type="float" office:value="4" calcext:value-type="float">
            <text:p>4</text:p>
          </table:table-cell>
          <table:table-cell table:formula="of:=ROW() - 1" office:value-type="float" office:value="4" calcext:value-type="float">
            <text:p>4</text:p>
          </table:table-cell>
          <table:table-cell table:formula="of:=[.K5] - [.N5]" office:value-type="float" office:value="0" calcext:value-type="float">
            <text:p>0</text:p>
          </table:table-cell>
          <table:table-cell table:formula="of:=[.O5]-[.N5]" office:value-type="float" office:value="0" calcext:value-type="float">
            <text:p>0</text:p>
          </table:table-cell>
          <table:table-cell table:formula="of:=ABS([.Q5])" office:value-type="float" office:value="0" calcext:value-type="float">
            <text:p>0</text:p>
          </table:table-cell>
          <table:table-cell table:formula="of:=[.M5]-[.G5]" office:value-type="float" office:value="0.736707144672863" calcext:value-type="float">
            <text:p>0.736707144672863</text:p>
          </table:table-cell>
          <table:table-cell table:formula="of:=AND([.N5]&lt;=[.J5];[.N5]&gt;=[.L5])" office:value-type="boolean" office:boolean-value="true" calcext:value-type="boolean">
            <text:p>TRUE</text:p>
          </table:table-cell>
          <table:table-cell table:formula="of:=AND([.M5]&gt;=[.F5];[.M5]&lt;=[.H5])" office:value-type="boolean" office:boolean-value="true" calcext:value-type="boolean">
            <text:p>TRUE</text:p>
          </table:table-cell>
          <table:table-cell table:formula="of:=AND([.M5]&gt;=[.E5];[.M5]&lt;=[.I5])" office:value-type="boolean" office:boolean-value="true" calcext:value-type="boolean">
            <text:p>TRUE</text:p>
          </table:table-cell>
          <table:table-cell/>
          <table:table-cell table:style-name="ce3" office:value-type="string" calcext:value-type="string">
            <text:p>Top 10% Percent Accuracy</text:p>
          </table:table-cell>
          <table:table-cell table:style-name="ce4" table:formula="of:=COUNTIF(INDIRECT(&quot;U2:U&quot;&amp;[.Z$1]); TRUE()) / [.Z$1]" office:value-type="percentage" office:value="0.25" calcext:value-type="percentage">
            <text:p>25.00%</text:p>
          </table:table-cell>
          <table:table-cell table:style-name="ce4" table:formula="of:=COUNTIF(INDIRECT(&quot;V2:V&quot;&amp;[.Z$1]); TRUE()) / [.Z$1]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Vincent Guenther</text:p>
          </table:table-cell>
          <table:table-cell office:value-type="string" calcext:value-type="string">
            <text:p>A112188</text:p>
          </table:table-cell>
          <table:table-cell office:value-type="string" calcext:value-type="string">
            <text:p>GM</text:p>
          </table:table-cell>
          <table:table-cell office:value-type="float" office:value="1674" calcext:value-type="float">
            <text:p>1674</text:p>
          </table:table-cell>
          <table:table-cell office:value-type="float" office:value="75.7767068651985" calcext:value-type="float">
            <text:p>75.7767068651985</text:p>
          </table:table-cell>
          <table:table-cell office:value-type="float" office:value="79.676992902364" calcext:value-type="float">
            <text:p>79.676992902364</text:p>
          </table:table-cell>
          <table:table-cell office:value-type="float" office:value="83.4565374412603" calcext:value-type="float">
            <text:p>83.4565374412603</text:p>
          </table:table-cell>
          <table:table-cell office:value-type="float" office:value="87.477564976695" calcext:value-type="float">
            <text:p>87.477564976695</text:p>
          </table:table-cell>
          <table:table-cell office:value-type="float" office:value="91.3778510138604" calcext:value-type="float">
            <text:p>91.37785101386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7.4560781940029" calcext:value-type="float">
            <text:p>87.4560781940029</text:p>
          </table:table-cell>
          <table:table-cell office:value-type="float" office:value="5" calcext:value-type="float">
            <text:p>5</text:p>
          </table:table-cell>
          <table:table-cell table:formula="of:=ROW() - 1" office:value-type="float" office:value="5" calcext:value-type="float">
            <text:p>5</text:p>
          </table:table-cell>
          <table:table-cell table:formula="of:=[.K6] - [.N6]" office:value-type="float" office:value="0" calcext:value-type="float">
            <text:p>0</text:p>
          </table:table-cell>
          <table:table-cell table:formula="of:=[.O6]-[.N6]" office:value-type="float" office:value="0" calcext:value-type="float">
            <text:p>0</text:p>
          </table:table-cell>
          <table:table-cell table:formula="of:=ABS([.Q6])" office:value-type="float" office:value="0" calcext:value-type="float">
            <text:p>0</text:p>
          </table:table-cell>
          <table:table-cell table:formula="of:=[.M6]-[.G6]" office:value-type="float" office:value="3.99954075274256" calcext:value-type="float">
            <text:p>3.99954075274256</text:p>
          </table:table-cell>
          <table:table-cell table:formula="of:=AND([.N6]&lt;=[.J6];[.N6]&gt;=[.L6])" office:value-type="boolean" office:boolean-value="true" calcext:value-type="boolean">
            <text:p>TRUE</text:p>
          </table:table-cell>
          <table:table-cell table:formula="of:=AND([.M6]&gt;=[.F6];[.M6]&lt;=[.H6])" office:value-type="boolean" office:boolean-value="true" calcext:value-type="boolean">
            <text:p>TRUE</text:p>
          </table:table-cell>
          <table:table-cell table:formula="of:=AND([.M6]&gt;=[.E6];[.M6]&lt;=[.I6])" office:value-type="boolean" office:boolean-value="true" calcext:value-type="boolean">
            <text:p>TRUE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aleb Higby</text:p>
          </table:table-cell>
          <table:table-cell office:value-type="string" calcext:value-type="string">
            <text:p>L5514</text:p>
          </table:table-cell>
          <table:table-cell office:value-type="string" calcext:value-type="string">
            <text:p>GM</text:p>
          </table:table-cell>
          <table:table-cell office:value-type="float" office:value="1670" calcext:value-type="float">
            <text:p>1670</text:p>
          </table:table-cell>
          <table:table-cell office:value-type="float" office:value="73.6728847867049" calcext:value-type="float">
            <text:p>73.6728847867049</text:p>
          </table:table-cell>
          <table:table-cell office:value-type="float" office:value="78.2245377356519" calcext:value-type="float">
            <text:p>78.2245377356519</text:p>
          </table:table-cell>
          <table:table-cell office:value-type="float" office:value="83.4899914788558" calcext:value-type="float">
            <text:p>83.4899914788558</text:p>
          </table:table-cell>
          <table:table-cell office:value-type="float" office:value="87.3278436335459" calcext:value-type="float">
            <text:p>87.3278436335459</text:p>
          </table:table-cell>
          <table:table-cell office:value-type="float" office:value="91.8794965824929" calcext:value-type="float">
            <text:p>91.87949658249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6.6271281286515" calcext:value-type="float">
            <text:p>86.6271281286515</text:p>
          </table:table-cell>
          <table:table-cell office:value-type="float" office:value="6" calcext:value-type="float">
            <text:p>6</text:p>
          </table:table-cell>
          <table:table-cell table:formula="of:=ROW() - 1" office:value-type="float" office:value="6" calcext:value-type="float">
            <text:p>6</text:p>
          </table:table-cell>
          <table:table-cell table:formula="of:=[.K7] - [.N7]" office:value-type="float" office:value="-1" calcext:value-type="float">
            <text:p>-1</text:p>
          </table:table-cell>
          <table:table-cell table:formula="of:=[.O7]-[.N7]" office:value-type="float" office:value="0" calcext:value-type="float">
            <text:p>0</text:p>
          </table:table-cell>
          <table:table-cell table:formula="of:=ABS([.Q7])" office:value-type="float" office:value="0" calcext:value-type="float">
            <text:p>0</text:p>
          </table:table-cell>
          <table:table-cell table:formula="of:=[.M7]-[.G7]" office:value-type="float" office:value="3.13713664979575" calcext:value-type="float">
            <text:p>3.13713664979575</text:p>
          </table:table-cell>
          <table:table-cell table:formula="of:=AND([.N7]&lt;=[.J7];[.N7]&gt;=[.L7])" office:value-type="boolean" office:boolean-value="true" calcext:value-type="boolean">
            <text:p>TRUE</text:p>
          </table:table-cell>
          <table:table-cell table:formula="of:=AND([.M7]&gt;=[.F7];[.M7]&lt;=[.H7])" office:value-type="boolean" office:boolean-value="true" calcext:value-type="boolean">
            <text:p>TRUE</text:p>
          </table:table-cell>
          <table:table-cell table:formula="of:=AND([.M7]&gt;=[.E7];[.M7]&lt;=[.I7])" office:value-type="boolean" office:boolean-value="true" calcext:value-type="boolean">
            <text:p>TRUE</text:p>
          </table:table-cell>
          <table:table-cell/>
          <table:table-cell table:formula="of:=AVERAGE([.R2:.R1000])" office:value-type="float" office:value="0.888888888888889" calcext:value-type="float">
            <text:p>0.888888888888889</text:p>
          </table:table-cell>
          <table:table-cell table:style-name="ce4" table:formula="of:=[.X7]/[.Y1]" office:value-type="percentage" office:value="0.0493827160493827" calcext:value-type="percentage">
            <text:p>4.94%</text:p>
          </table:table-cell>
          <table:table-cell/>
        </table:table-row>
        <table:table-row table:style-name="ro1">
          <table:table-cell office:value-type="string" calcext:value-type="string">
            <text:p>Bill Thorpe</text:p>
          </table:table-cell>
          <table:table-cell office:value-type="string" calcext:value-type="string">
            <text:p>TY100135</text:p>
          </table:table-cell>
          <table:table-cell office:value-type="string" calcext:value-type="string">
            <text:p>M</text:p>
          </table:table-cell>
          <table:table-cell office:value-type="float" office:value="1523" calcext:value-type="float">
            <text:p>1523</text:p>
          </table:table-cell>
          <table:table-cell office:value-type="float" office:value="68.1208714426507" calcext:value-type="float">
            <text:p>68.1208714426507</text:p>
          </table:table-cell>
          <table:table-cell office:value-type="float" office:value="71.1884101669743" calcext:value-type="float">
            <text:p>71.1884101669743</text:p>
          </table:table-cell>
          <table:table-cell office:value-type="float" office:value="74.0954751718104" calcext:value-type="float">
            <text:p>74.0954751718104</text:p>
          </table:table-cell>
          <table:table-cell office:value-type="float" office:value="77.3234876156214" calcext:value-type="float">
            <text:p>77.3234876156214</text:p>
          </table:table-cell>
          <table:table-cell office:value-type="float" office:value="80.391026339945" calcext:value-type="float">
            <text:p>80.3910263399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.8897054452205" calcext:value-type="float">
            <text:p>76.8897054452205</text:p>
          </table:table-cell>
          <table:table-cell office:value-type="float" office:value="7" calcext:value-type="float">
            <text:p>7</text:p>
          </table:table-cell>
          <table:table-cell table:formula="of:=ROW() - 1" office:value-type="float" office:value="7" calcext:value-type="float">
            <text:p>7</text:p>
          </table:table-cell>
          <table:table-cell table:formula="of:=[.K8] - [.N8]" office:value-type="float" office:value="0" calcext:value-type="float">
            <text:p>0</text:p>
          </table:table-cell>
          <table:table-cell table:formula="of:=[.O8]-[.N8]" office:value-type="float" office:value="0" calcext:value-type="float">
            <text:p>0</text:p>
          </table:table-cell>
          <table:table-cell table:formula="of:=ABS([.Q8])" office:value-type="float" office:value="0" calcext:value-type="float">
            <text:p>0</text:p>
          </table:table-cell>
          <table:table-cell table:formula="of:=[.M8]-[.G8]" office:value-type="float" office:value="2.79423027341012" calcext:value-type="float">
            <text:p>2.79423027341012</text:p>
          </table:table-cell>
          <table:table-cell table:formula="of:=AND([.N8]&lt;=[.J8];[.N8]&gt;=[.L8])" office:value-type="boolean" office:boolean-value="true" calcext:value-type="boolean">
            <text:p>TRUE</text:p>
          </table:table-cell>
          <table:table-cell table:formula="of:=AND([.M8]&gt;=[.F8];[.M8]&lt;=[.H8])" office:value-type="boolean" office:boolean-value="true" calcext:value-type="boolean">
            <text:p>TRUE</text:p>
          </table:table-cell>
          <table:table-cell table:formula="of:=AND([.M8]&gt;=[.E8];[.M8]&lt;=[.I8])" office:value-type="boolean" office:boolean-value="true" calcext:value-type="boolean">
            <text:p>TRUE</text:p>
          </table:table-cell>
          <table:table-cell/>
          <table:table-cell table:formula="of:=AVERAGE(INDIRECT(&quot;R2:R&quot;&amp;[.Z$1]))" office:value-type="float" office:value="1.33333333333333" calcext:value-type="float">
            <text:p>1.33333333333333</text:p>
          </table:table-cell>
          <table:table-cell table:style-name="ce4" table:formula="of:=[.X8]/[.Z1]" office:value-type="percentage" office:value="0.333333333333333" calcext:value-type="percentage">
            <text:p>33.33%</text:p>
          </table:table-cell>
          <table:table-cell/>
        </table:table-row>
        <table:table-row table:style-name="ro1">
          <table:table-cell office:value-type="string" calcext:value-type="string">
            <text:p>Patrick Jones</text:p>
          </table:table-cell>
          <table:table-cell office:value-type="string" calcext:value-type="string">
            <text:p>A79592</text:p>
          </table:table-cell>
          <table:table-cell office:value-type="string" calcext:value-type="string">
            <text:p>M</text:p>
          </table:table-cell>
          <table:table-cell office:value-type="float" office:value="1504" calcext:value-type="float">
            <text:p>1504</text:p>
          </table:table-cell>
          <table:table-cell office:value-type="float" office:value="66.4255981516024" calcext:value-type="float">
            <text:p>66.4255981516024</text:p>
          </table:table-cell>
          <table:table-cell office:value-type="float" office:value="71.2672840285709" calcext:value-type="float">
            <text:p>71.2672840285709</text:p>
          </table:table-cell>
          <table:table-cell office:value-type="float" office:value="74.0371865020182" calcext:value-type="float">
            <text:p>74.0371865020182</text:p>
          </table:table-cell>
          <table:table-cell office:value-type="float" office:value="80.9506557825079" calcext:value-type="float">
            <text:p>80.9506557825079</text:p>
          </table:table-cell>
          <table:table-cell office:value-type="float" office:value="85.7923416594764" calcext:value-type="float">
            <text:p>85.792341659476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3.0099967285316" calcext:value-type="float">
            <text:p>73.0099967285316</text:p>
          </table:table-cell>
          <table:table-cell office:value-type="float" office:value="8" calcext:value-type="float">
            <text:p>8</text:p>
          </table:table-cell>
          <table:table-cell table:formula="of:=ROW() - 1" office:value-type="float" office:value="8" calcext:value-type="float">
            <text:p>8</text:p>
          </table:table-cell>
          <table:table-cell table:formula="of:=[.K9] - [.N9]" office:value-type="float" office:value="-1" calcext:value-type="float">
            <text:p>-1</text:p>
          </table:table-cell>
          <table:table-cell table:formula="of:=[.O9]-[.N9]" office:value-type="float" office:value="0" calcext:value-type="float">
            <text:p>0</text:p>
          </table:table-cell>
          <table:table-cell table:formula="of:=ABS([.Q9])" office:value-type="float" office:value="0" calcext:value-type="float">
            <text:p>0</text:p>
          </table:table-cell>
          <table:table-cell table:formula="of:=[.M9]-[.G9]" office:value-type="float" office:value="-1.02718977348668" calcext:value-type="float">
            <text:p>-1.02718977348668</text:p>
          </table:table-cell>
          <table:table-cell table:formula="of:=AND([.N9]&lt;=[.J9];[.N9]&gt;=[.L9])" office:value-type="boolean" office:boolean-value="true" calcext:value-type="boolean">
            <text:p>TRUE</text:p>
          </table:table-cell>
          <table:table-cell table:formula="of:=AND([.M9]&gt;=[.F9];[.M9]&lt;=[.H9])" office:value-type="boolean" office:boolean-value="true" calcext:value-type="boolean">
            <text:p>TRUE</text:p>
          </table:table-cell>
          <table:table-cell table:formula="of:=AND([.M9]&gt;=[.E9];[.M9]&lt;=[.I9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 Olhasso</text:p>
          </table:table-cell>
          <table:table-cell office:value-type="string" calcext:value-type="string">
            <text:p>L2562</text:p>
          </table:table-cell>
          <table:table-cell office:value-type="string" calcext:value-type="string">
            <text:p>GM</text:p>
          </table:table-cell>
          <table:table-cell office:value-type="float" office:value="1529" calcext:value-type="float">
            <text:p>1529</text:p>
          </table:table-cell>
          <table:table-cell office:value-type="float" office:value="65.8450287080942" calcext:value-type="float">
            <text:p>65.8450287080942</text:p>
          </table:table-cell>
          <table:table-cell office:value-type="float" office:value="70.2731442485762" calcext:value-type="float">
            <text:p>70.2731442485762</text:p>
          </table:table-cell>
          <table:table-cell office:value-type="float" office:value="74.9739883811748" calcext:value-type="float">
            <text:p>74.9739883811748</text:p>
          </table:table-cell>
          <table:table-cell office:value-type="float" office:value="79.1293753295402" calcext:value-type="float">
            <text:p>79.1293753295402</text:p>
          </table:table-cell>
          <table:table-cell office:value-type="float" office:value="83.5574908700222" calcext:value-type="float">
            <text:p>83.55749087002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.3486288595289" calcext:value-type="float">
            <text:p>70.3486288595289</text:p>
          </table:table-cell>
          <table:table-cell office:value-type="float" office:value="12" calcext:value-type="float">
            <text:p>12</text:p>
          </table:table-cell>
          <table:table-cell table:formula="of:=ROW() - 1" office:value-type="float" office:value="9" calcext:value-type="float">
            <text:p>9</text:p>
          </table:table-cell>
          <table:table-cell table:formula="of:=[.K10] - [.N10]" office:value-type="float" office:value="-5" calcext:value-type="float">
            <text:p>-5</text:p>
          </table:table-cell>
          <table:table-cell table:formula="of:=[.O10]-[.N10]" office:value-type="float" office:value="-3" calcext:value-type="float">
            <text:p>-3</text:p>
          </table:table-cell>
          <table:table-cell table:formula="of:=ABS([.Q10])" office:value-type="float" office:value="3" calcext:value-type="float">
            <text:p>3</text:p>
          </table:table-cell>
          <table:table-cell table:formula="of:=[.M10]-[.G10]" office:value-type="float" office:value="-4.62535952164583" calcext:value-type="float">
            <text:p>-4.62535952164583</text:p>
          </table:table-cell>
          <table:table-cell table:formula="of:=AND([.N10]&lt;=[.J10];[.N10]&gt;=[.L10])" office:value-type="boolean" office:boolean-value="false" calcext:value-type="boolean">
            <text:p>FALSE</text:p>
          </table:table-cell>
          <table:table-cell table:formula="of:=AND([.M10]&gt;=[.F10];[.M10]&lt;=[.H10])" office:value-type="boolean" office:boolean-value="true" calcext:value-type="boolean">
            <text:p>TRUE</text:p>
          </table:table-cell>
          <table:table-cell table:formula="of:=AND([.M10]&gt;=[.E10];[.M10]&lt;=[.I10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aig Seymour</text:p>
          </table:table-cell>
          <table:table-cell office:value-type="string" calcext:value-type="string">
            <text:p>A120188</text:p>
          </table:table-cell>
          <table:table-cell office:value-type="string" calcext:value-type="string">
            <text:p>M</text:p>
          </table:table-cell>
          <table:table-cell office:value-type="float" office:value="1496" calcext:value-type="float">
            <text:p>1496</text:p>
          </table:table-cell>
          <table:table-cell office:value-type="float" office:value="65.3410724823949" calcext:value-type="float">
            <text:p>65.3410724823949</text:p>
          </table:table-cell>
          <table:table-cell office:value-type="float" office:value="69.7885127019971" calcext:value-type="float">
            <text:p>69.7885127019971</text:p>
          </table:table-cell>
          <table:table-cell office:value-type="float" office:value="73.445479255793" calcext:value-type="float">
            <text:p>73.445479255793</text:p>
          </table:table-cell>
          <table:table-cell office:value-type="float" office:value="78.6833931412015" calcext:value-type="float">
            <text:p>78.6833931412015</text:p>
          </table:table-cell>
          <table:table-cell office:value-type="float" office:value="83.1308333608037" calcext:value-type="float">
            <text:p>83.13083336080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2.3810526146273" calcext:value-type="float">
            <text:p>72.3810526146273</text:p>
          </table:table-cell>
          <table:table-cell office:value-type="float" office:value="10" calcext:value-type="float">
            <text:p>10</text:p>
          </table:table-cell>
          <table:table-cell table:formula="of:=ROW() - 1" office:value-type="float" office:value="10" calcext:value-type="float">
            <text:p>10</text:p>
          </table:table-cell>
          <table:table-cell table:formula="of:=[.K11] - [.N11]" office:value-type="float" office:value="-3" calcext:value-type="float">
            <text:p>-3</text:p>
          </table:table-cell>
          <table:table-cell table:formula="of:=[.O11]-[.N11]" office:value-type="float" office:value="0" calcext:value-type="float">
            <text:p>0</text:p>
          </table:table-cell>
          <table:table-cell table:formula="of:=ABS([.Q11])" office:value-type="float" office:value="0" calcext:value-type="float">
            <text:p>0</text:p>
          </table:table-cell>
          <table:table-cell table:formula="of:=[.M11]-[.G11]" office:value-type="float" office:value="-1.0644266411657" calcext:value-type="float">
            <text:p>-1.0644266411657</text:p>
          </table:table-cell>
          <table:table-cell table:formula="of:=AND([.N11]&lt;=[.J11];[.N11]&gt;=[.L11])" office:value-type="boolean" office:boolean-value="true" calcext:value-type="boolean">
            <text:p>TRUE</text:p>
          </table:table-cell>
          <table:table-cell table:formula="of:=AND([.M11]&gt;=[.F11];[.M11]&lt;=[.H11])" office:value-type="boolean" office:boolean-value="true" calcext:value-type="boolean">
            <text:p>TRUE</text:p>
          </table:table-cell>
          <table:table-cell table:formula="of:=AND([.M11]&gt;=[.E11];[.M11]&lt;=[.I11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 Weise</text:p>
          </table:table-cell>
          <table:table-cell office:value-type="string" calcext:value-type="string">
            <text:p>A112477</text:p>
          </table:table-cell>
          <table:table-cell office:value-type="string" calcext:value-type="string">
            <text:p>M</text:p>
          </table:table-cell>
          <table:table-cell office:value-type="float" office:value="1349" calcext:value-type="float">
            <text:p>1349</text:p>
          </table:table-cell>
          <table:table-cell office:value-type="float" office:value="56.3392038208565" calcext:value-type="float">
            <text:p>56.3392038208565</text:p>
          </table:table-cell>
          <table:table-cell office:value-type="float" office:value="60.8377324532476" calcext:value-type="float">
            <text:p>60.8377324532476</text:p>
          </table:table-cell>
          <table:table-cell office:value-type="float" office:value="64.3953662029602" calcext:value-type="float">
            <text:p>64.3953662029602</text:p>
          </table:table-cell>
          <table:table-cell office:value-type="float" office:value="69.8347897180299" calcext:value-type="float">
            <text:p>69.8347897180299</text:p>
          </table:table-cell>
          <table:table-cell office:value-type="float" office:value="74.3333183504211" calcext:value-type="float">
            <text:p>74.33331835042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5.7489843389935" calcext:value-type="float">
            <text:p>65.7489843389935</text:p>
          </table:table-cell>
          <table:table-cell office:value-type="float" office:value="13" calcext:value-type="float">
            <text:p>13</text:p>
          </table:table-cell>
          <table:table-cell table:formula="of:=ROW() - 1" office:value-type="float" office:value="11" calcext:value-type="float">
            <text:p>11</text:p>
          </table:table-cell>
          <table:table-cell table:formula="of:=[.K12] - [.N12]" office:value-type="float" office:value="-2" calcext:value-type="float">
            <text:p>-2</text:p>
          </table:table-cell>
          <table:table-cell table:formula="of:=[.O12]-[.N12]" office:value-type="float" office:value="-2" calcext:value-type="float">
            <text:p>-2</text:p>
          </table:table-cell>
          <table:table-cell table:formula="of:=ABS([.Q12])" office:value-type="float" office:value="2" calcext:value-type="float">
            <text:p>2</text:p>
          </table:table-cell>
          <table:table-cell table:formula="of:=[.M12]-[.G12]" office:value-type="float" office:value="1.35361813603336" calcext:value-type="float">
            <text:p>1.35361813603336</text:p>
          </table:table-cell>
          <table:table-cell table:formula="of:=AND([.N12]&lt;=[.J12];[.N12]&gt;=[.L12])" office:value-type="boolean" office:boolean-value="true" calcext:value-type="boolean">
            <text:p>TRUE</text:p>
          </table:table-cell>
          <table:table-cell table:formula="of:=AND([.M12]&gt;=[.F12];[.M12]&lt;=[.H12])" office:value-type="boolean" office:boolean-value="true" calcext:value-type="boolean">
            <text:p>TRUE</text:p>
          </table:table-cell>
          <table:table-cell table:formula="of:=AND([.M12]&gt;=[.E12];[.M12]&lt;=[.I12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 Johnson</text:p>
          </table:table-cell>
          <table:table-cell office:value-type="string" calcext:value-type="string">
            <text:p>A109419</text:p>
          </table:table-cell>
          <table:table-cell office:value-type="string" calcext:value-type="string">
            <text:p>GM</text:p>
          </table:table-cell>
          <table:table-cell office:value-type="float" office:value="1340" calcext:value-type="float">
            <text:p>1340</text:p>
          </table:table-cell>
          <table:table-cell office:value-type="float" office:value="55.9618148975983" calcext:value-type="float">
            <text:p>55.9618148975983</text:p>
          </table:table-cell>
          <table:table-cell office:value-type="float" office:value="59.6650197221482" calcext:value-type="float">
            <text:p>59.6650197221482</text:p>
          </table:table-cell>
          <table:table-cell office:value-type="float" office:value="63.581043288524" calcext:value-type="float">
            <text:p>63.581043288524</text:p>
          </table:table-cell>
          <table:table-cell office:value-type="float" office:value="67.0714293712481" calcext:value-type="float">
            <text:p>67.0714293712481</text:p>
          </table:table-cell>
          <table:table-cell office:value-type="float" office:value="70.774634195798" calcext:value-type="float">
            <text:p>70.77463419579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0.8145891372527" calcext:value-type="float">
            <text:p>70.8145891372527</text:p>
          </table:table-cell>
          <table:table-cell office:value-type="float" office:value="11" calcext:value-type="float">
            <text:p>11</text:p>
          </table:table-cell>
          <table:table-cell table:formula="of:=ROW() - 1" office:value-type="float" office:value="12" calcext:value-type="float">
            <text:p>12</text:p>
          </table:table-cell>
          <table:table-cell table:formula="of:=[.K13] - [.N13]" office:value-type="float" office:value="0" calcext:value-type="float">
            <text:p>0</text:p>
          </table:table-cell>
          <table:table-cell table:formula="of:=[.O13]-[.N13]" office:value-type="float" office:value="1" calcext:value-type="float">
            <text:p>1</text:p>
          </table:table-cell>
          <table:table-cell table:formula="of:=ABS([.Q13])" office:value-type="float" office:value="1" calcext:value-type="float">
            <text:p>1</text:p>
          </table:table-cell>
          <table:table-cell table:formula="of:=[.M13]-[.G13]" office:value-type="float" office:value="7.23354584872872" calcext:value-type="float">
            <text:p>7.23354584872872</text:p>
          </table:table-cell>
          <table:table-cell table:formula="of:=AND([.N13]&lt;=[.J13];[.N13]&gt;=[.L13])" office:value-type="boolean" office:boolean-value="true" calcext:value-type="boolean">
            <text:p>TRUE</text:p>
          </table:table-cell>
          <table:table-cell table:formula="of:=AND([.M13]&gt;=[.F13];[.M13]&lt;=[.H13])" office:value-type="boolean" office:boolean-value="false" calcext:value-type="boolean">
            <text:p>FALSE</text:p>
          </table:table-cell>
          <table:table-cell table:formula="of:=AND([.M13]&gt;=[.E13];[.M13]&lt;=[.I13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neth Ortbach</text:p>
          </table:table-cell>
          <table:table-cell office:value-type="string" calcext:value-type="string">
            <text:p>TY63095</text:p>
          </table:table-cell>
          <table:table-cell office:value-type="string" calcext:value-type="string">
            <text:p>A</text:p>
          </table:table-cell>
          <table:table-cell office:value-type="float" office:value="1305" calcext:value-type="float">
            <text:p>1305</text:p>
          </table:table-cell>
          <table:table-cell office:value-type="float" office:value="52.3987854862587" calcext:value-type="float">
            <text:p>52.3987854862587</text:p>
          </table:table-cell>
          <table:table-cell office:value-type="float" office:value="57.1073030925948" calcext:value-type="float">
            <text:p>57.1073030925948</text:p>
          </table:table-cell>
          <table:table-cell office:value-type="float" office:value="62.1271964991854" calcext:value-type="float">
            <text:p>62.1271964991854</text:p>
          </table:table-cell>
          <table:table-cell office:value-type="float" office:value="66.524338305267" calcext:value-type="float">
            <text:p>66.524338305267</text:p>
          </table:table-cell>
          <table:table-cell office:value-type="float" office:value="71.232855911603" calcext:value-type="float">
            <text:p>71.23285591160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1.8096485419285" calcext:value-type="float">
            <text:p>61.8096485419285</text:p>
          </table:table-cell>
          <table:table-cell office:value-type="float" office:value="14" calcext:value-type="float">
            <text:p>14</text:p>
          </table:table-cell>
          <table:table-cell table:formula="of:=ROW() - 1" office:value-type="float" office:value="13" calcext:value-type="float">
            <text:p>13</text:p>
          </table:table-cell>
          <table:table-cell table:formula="of:=[.K14] - [.N14]" office:value-type="float" office:value="-2" calcext:value-type="float">
            <text:p>-2</text:p>
          </table:table-cell>
          <table:table-cell table:formula="of:=[.O14]-[.N14]" office:value-type="float" office:value="-1" calcext:value-type="float">
            <text:p>-1</text:p>
          </table:table-cell>
          <table:table-cell table:formula="of:=ABS([.Q14])" office:value-type="float" office:value="1" calcext:value-type="float">
            <text:p>1</text:p>
          </table:table-cell>
          <table:table-cell table:formula="of:=[.M14]-[.G14]" office:value-type="float" office:value="-0.317547957256956" calcext:value-type="float">
            <text:p>-0.317547957256956</text:p>
          </table:table-cell>
          <table:table-cell table:formula="of:=AND([.N14]&lt;=[.J14];[.N14]&gt;=[.L14])" office:value-type="boolean" office:boolean-value="false" calcext:value-type="boolean">
            <text:p>FALSE</text:p>
          </table:table-cell>
          <table:table-cell table:formula="of:=AND([.M14]&gt;=[.F14];[.M14]&lt;=[.H14])" office:value-type="boolean" office:boolean-value="true" calcext:value-type="boolean">
            <text:p>TRUE</text:p>
          </table:table-cell>
          <table:table-cell table:formula="of:=AND([.M14]&gt;=[.E14];[.M14]&lt;=[.I1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 Burton</text:p>
          </table:table-cell>
          <table:table-cell office:value-type="string" calcext:value-type="string">
            <text:p>TY88089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office:value-type="float" office:value="47.0269603401019" calcext:value-type="float">
            <text:p>47.0269603401019</text:p>
          </table:table-cell>
          <table:table-cell office:value-type="float" office:value="51.8035302214075" calcext:value-type="float">
            <text:p>51.8035302214075</text:p>
          </table:table-cell>
          <table:table-cell office:value-type="float" office:value="56.3098928404571" calcext:value-type="float">
            <text:p>56.3098928404571</text:p>
          </table:table-cell>
          <table:table-cell office:value-type="float" office:value="61.3566699840186" calcext:value-type="float">
            <text:p>61.3566699840186</text:p>
          </table:table-cell>
          <table:table-cell office:value-type="float" office:value="66.1332398653241" calcext:value-type="float">
            <text:p>66.13323986532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0.9952429174021" calcext:value-type="float">
            <text:p>60.9952429174021</text:p>
          </table:table-cell>
          <table:table-cell office:value-type="float" office:value="15" calcext:value-type="float">
            <text:p>15</text:p>
          </table:table-cell>
          <table:table-cell table:formula="of:=ROW() - 1" office:value-type="float" office:value="14" calcext:value-type="float">
            <text:p>14</text:p>
          </table:table-cell>
          <table:table-cell table:formula="of:=[.K15] - [.N15]" office:value-type="float" office:value="-1" calcext:value-type="float">
            <text:p>-1</text:p>
          </table:table-cell>
          <table:table-cell table:formula="of:=[.O15]-[.N15]" office:value-type="float" office:value="-1" calcext:value-type="float">
            <text:p>-1</text:p>
          </table:table-cell>
          <table:table-cell table:formula="of:=ABS([.Q15])" office:value-type="float" office:value="1" calcext:value-type="float">
            <text:p>1</text:p>
          </table:table-cell>
          <table:table-cell table:formula="of:=[.M15]-[.G15]" office:value-type="float" office:value="4.68535007694505" calcext:value-type="float">
            <text:p>4.68535007694505</text:p>
          </table:table-cell>
          <table:table-cell table:formula="of:=AND([.N15]&lt;=[.J15];[.N15]&gt;=[.L15])" office:value-type="boolean" office:boolean-value="false" calcext:value-type="boolean">
            <text:p>FALSE</text:p>
          </table:table-cell>
          <table:table-cell table:formula="of:=AND([.M15]&gt;=[.F15];[.M15]&lt;=[.H15])" office:value-type="boolean" office:boolean-value="true" calcext:value-type="boolean">
            <text:p>TRUE</text:p>
          </table:table-cell>
          <table:table-cell table:formula="of:=AND([.M15]&gt;=[.E15];[.M15]&lt;=[.I15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 Berg</text:p>
          </table:table-cell>
          <table:table-cell office:value-type="string" calcext:value-type="string">
            <text:p>TY113815</text:p>
          </table:table-cell>
          <table:table-cell office:value-type="string" calcext:value-type="string">
            <text:p>B</text:p>
          </table:table-cell>
          <table:table-cell office:value-type="float" office:value="1031" calcext:value-type="float">
            <text:p>1031</text:p>
          </table:table-cell>
          <table:table-cell office:value-type="float" office:value="39.8300438954787" calcext:value-type="float">
            <text:p>39.8300438954787</text:p>
          </table:table-cell>
          <table:table-cell office:value-type="float" office:value="43.4243861808959" calcext:value-type="float">
            <text:p>43.4243861808959</text:p>
          </table:table-cell>
          <table:table-cell office:value-type="float" office:value="47.111021294049" calcext:value-type="float">
            <text:p>47.111021294049</text:p>
          </table:table-cell>
          <table:table-cell office:value-type="float" office:value="50.6130707517303" calcext:value-type="float">
            <text:p>50.6130707517303</text:p>
          </table:table-cell>
          <table:table-cell office:value-type="float" office:value="54.2074130371475" calcext:value-type="float">
            <text:p>54.20741303714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.2853741197509" calcext:value-type="float">
            <text:p>50.2853741197509</text:p>
          </table:table-cell>
          <table:table-cell office:value-type="float" office:value="17" calcext:value-type="float">
            <text:p>17</text:p>
          </table:table-cell>
          <table:table-cell table:formula="of:=ROW() - 1" office:value-type="float" office:value="15" calcext:value-type="float">
            <text:p>15</text:p>
          </table:table-cell>
          <table:table-cell table:formula="of:=[.K16] - [.N16]" office:value-type="float" office:value="-2" calcext:value-type="float">
            <text:p>-2</text:p>
          </table:table-cell>
          <table:table-cell table:formula="of:=[.O16]-[.N16]" office:value-type="float" office:value="-2" calcext:value-type="float">
            <text:p>-2</text:p>
          </table:table-cell>
          <table:table-cell table:formula="of:=ABS([.Q16])" office:value-type="float" office:value="2" calcext:value-type="float">
            <text:p>2</text:p>
          </table:table-cell>
          <table:table-cell table:formula="of:=[.M16]-[.G16]" office:value-type="float" office:value="3.17435282570191" calcext:value-type="float">
            <text:p>3.17435282570191</text:p>
          </table:table-cell>
          <table:table-cell table:formula="of:=AND([.N16]&lt;=[.J16];[.N16]&gt;=[.L16])" office:value-type="boolean" office:boolean-value="true" calcext:value-type="boolean">
            <text:p>TRUE</text:p>
          </table:table-cell>
          <table:table-cell table:formula="of:=AND([.M16]&gt;=[.F16];[.M16]&lt;=[.H16])" office:value-type="boolean" office:boolean-value="true" calcext:value-type="boolean">
            <text:p>TRUE</text:p>
          </table:table-cell>
          <table:table-cell table:formula="of:=AND([.M16]&gt;=[.E16];[.M16]&lt;=[.I16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ffrey Harrison</text:p>
          </table:table-cell>
          <table:table-cell office:value-type="string" calcext:value-type="string">
            <text:p>TY90359</text:p>
          </table:table-cell>
          <table:table-cell office:value-type="string" calcext:value-type="string">
            <text:p>B</text:p>
          </table:table-cell>
          <table:table-cell office:value-type="float" office:value="954" calcext:value-type="float">
            <text:p>954</text:p>
          </table:table-cell>
          <table:table-cell office:value-type="float" office:value="37.4698396097401" calcext:value-type="float">
            <text:p>37.4698396097401</text:p>
          </table:table-cell>
          <table:table-cell office:value-type="float" office:value="40.9540403269574" calcext:value-type="float">
            <text:p>40.9540403269574</text:p>
          </table:table-cell>
          <table:table-cell office:value-type="float" office:value="43.5771208488708" calcext:value-type="float">
            <text:p>43.5771208488708</text:p>
          </table:table-cell>
          <table:table-cell office:value-type="float" office:value="47.9224417613919" calcext:value-type="float">
            <text:p>47.9224417613919</text:p>
          </table:table-cell>
          <table:table-cell office:value-type="float" office:value="51.4066424786091" calcext:value-type="float">
            <text:p>51.406642478609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4.2737946460588" calcext:value-type="float">
            <text:p>54.2737946460588</text:p>
          </table:table-cell>
          <table:table-cell office:value-type="float" office:value="16" calcext:value-type="float">
            <text:p>16</text:p>
          </table:table-cell>
          <table:table-cell table:formula="of:=ROW() - 1" office:value-type="float" office:value="16" calcext:value-type="float">
            <text:p>16</text:p>
          </table:table-cell>
          <table:table-cell table:formula="of:=[.K17] - [.N17]" office:value-type="float" office:value="0" calcext:value-type="float">
            <text:p>0</text:p>
          </table:table-cell>
          <table:table-cell table:formula="of:=[.O17]-[.N17]" office:value-type="float" office:value="0" calcext:value-type="float">
            <text:p>0</text:p>
          </table:table-cell>
          <table:table-cell table:formula="of:=ABS([.Q17])" office:value-type="float" office:value="0" calcext:value-type="float">
            <text:p>0</text:p>
          </table:table-cell>
          <table:table-cell table:formula="of:=[.M17]-[.G17]" office:value-type="float" office:value="10.6966737971881" calcext:value-type="float">
            <text:p>10.6966737971881</text:p>
          </table:table-cell>
          <table:table-cell table:formula="of:=AND([.N17]&lt;=[.J17];[.N17]&gt;=[.L17])" office:value-type="boolean" office:boolean-value="true" calcext:value-type="boolean">
            <text:p>TRUE</text:p>
          </table:table-cell>
          <table:table-cell table:formula="of:=AND([.M17]&gt;=[.F17];[.M17]&lt;=[.H17])" office:value-type="boolean" office:boolean-value="false" calcext:value-type="boolean">
            <text:p>FALSE</text:p>
          </table:table-cell>
          <table:table-cell table:formula="of:=AND([.M17]&gt;=[.E17];[.M17]&lt;=[.I17])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Villarino</text:p>
          </table:table-cell>
          <table:table-cell office:value-type="string" calcext:value-type="string">
            <text:p>L4302</text:p>
          </table:table-cell>
          <table:table-cell office:value-type="string" calcext:value-type="string">
            <text:p>C</text:p>
          </table:table-cell>
          <table:table-cell office:value-type="float" office:value="979" calcext:value-type="float">
            <text:p>979</text:p>
          </table:table-cell>
          <table:table-cell office:value-type="float" office:value="34.7388514135299" calcext:value-type="float">
            <text:p>34.7388514135299</text:p>
          </table:table-cell>
          <table:table-cell office:value-type="float" office:value="40.3652472388309" calcext:value-type="float">
            <text:p>40.3652472388309</text:p>
          </table:table-cell>
          <table:table-cell office:value-type="float" office:value="45.6713760853774" calcext:value-type="float">
            <text:p>45.6713760853774</text:p>
          </table:table-cell>
          <table:table-cell office:value-type="float" office:value="51.618038889433" calcext:value-type="float">
            <text:p>51.618038889433</text:p>
          </table:table-cell>
          <table:table-cell office:value-type="float" office:value="57.244434714734" calcext:value-type="float">
            <text:p>57.24443471473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.7187847751292" calcext:value-type="float">
            <text:p>49.7187847751292</text:p>
          </table:table-cell>
          <table:table-cell office:value-type="float" office:value="18" calcext:value-type="float">
            <text:p>18</text:p>
          </table:table-cell>
          <table:table-cell table:formula="of:=ROW() - 1" office:value-type="float" office:value="17" calcext:value-type="float">
            <text:p>17</text:p>
          </table:table-cell>
          <table:table-cell table:formula="of:=[.K18] - [.N18]" office:value-type="float" office:value="-3" calcext:value-type="float">
            <text:p>-3</text:p>
          </table:table-cell>
          <table:table-cell table:formula="of:=[.O18]-[.N18]" office:value-type="float" office:value="-1" calcext:value-type="float">
            <text:p>-1</text:p>
          </table:table-cell>
          <table:table-cell table:formula="of:=ABS([.Q18])" office:value-type="float" office:value="1" calcext:value-type="float">
            <text:p>1</text:p>
          </table:table-cell>
          <table:table-cell table:formula="of:=[.M18]-[.G18]" office:value-type="float" office:value="4.04740868975178" calcext:value-type="float">
            <text:p>4.04740868975178</text:p>
          </table:table-cell>
          <table:table-cell table:formula="of:=AND([.N18]&lt;=[.J18];[.N18]&gt;=[.L18])" office:value-type="boolean" office:boolean-value="false" calcext:value-type="boolean">
            <text:p>FALSE</text:p>
          </table:table-cell>
          <table:table-cell table:formula="of:=AND([.M18]&gt;=[.F18];[.M18]&lt;=[.H18])" office:value-type="boolean" office:boolean-value="true" calcext:value-type="boolean">
            <text:p>TRUE</text:p>
          </table:table-cell>
          <table:table-cell table:formula="of:=AND([.M18]&gt;=[.E18];[.M18]&lt;=[.I18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Catterall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B</text:p>
          </table:table-cell>
          <table:table-cell office:value-type="float" office:value="728" calcext:value-type="float">
            <text:p>728</text:p>
          </table:table-cell>
          <table:table-cell office:value-type="float" office:value="30.0789450110769" calcext:value-type="float">
            <text:p>30.0789450110769</text:p>
          </table:table-cell>
          <table:table-cell office:value-type="float" office:value="32.47252053504" calcext:value-type="float">
            <text:p>32.47252053504</text:p>
          </table:table-cell>
          <table:table-cell office:value-type="float" office:value="35.1225151392721" calcext:value-type="float">
            <text:p>35.1225151392721</text:p>
          </table:table-cell>
          <table:table-cell office:value-type="float" office:value="37.2596715829661" calcext:value-type="float">
            <text:p>37.2596715829661</text:p>
          </table:table-cell>
          <table:table-cell office:value-type="float" office:value="39.6532471069292" calcext:value-type="float">
            <text:p>39.6532471069292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38.1371913381989" calcext:value-type="float">
            <text:p>38.1371913381989</text:p>
          </table:table-cell>
          <table:table-cell office:value-type="float" office:value="19" calcext:value-type="float">
            <text:p>19</text:p>
          </table:table-cell>
          <table:table-cell table:formula="of:=ROW() - 1" office:value-type="float" office:value="18" calcext:value-type="float">
            <text:p>18</text:p>
          </table:table-cell>
          <table:table-cell table:formula="of:=[.K19] - [.N19]" office:value-type="float" office:value="-1" calcext:value-type="float">
            <text:p>-1</text:p>
          </table:table-cell>
          <table:table-cell table:formula="of:=[.O19]-[.N19]" office:value-type="float" office:value="-1" calcext:value-type="float">
            <text:p>-1</text:p>
          </table:table-cell>
          <table:table-cell table:formula="of:=ABS([.Q19])" office:value-type="float" office:value="1" calcext:value-type="float">
            <text:p>1</text:p>
          </table:table-cell>
          <table:table-cell table:formula="of:=[.M19]-[.G19]" office:value-type="float" office:value="3.01467619892673" calcext:value-type="float">
            <text:p>3.01467619892673</text:p>
          </table:table-cell>
          <table:table-cell table:formula="of:=AND([.N19]&lt;=[.J19];[.N19]&gt;=[.L19])" office:value-type="boolean" office:boolean-value="false" calcext:value-type="boolean">
            <text:p>FALSE</text:p>
          </table:table-cell>
          <table:table-cell table:formula="of:=AND([.M19]&gt;=[.F19];[.M19]&lt;=[.H19])" office:value-type="boolean" office:boolean-value="false" calcext:value-type="boolean">
            <text:p>FALSE</text:p>
          </table:table-cell>
          <table:table-cell table:formula="of:=AND([.M19]&gt;=[.E19];[.M19]&lt;=[.I19])" office:value-type="boolean" office:boolean-value="true" calcext:value-type="boolean">
            <text:p>TR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9-30T23:02:00.966891037</dc:date>
    <meta:editing-duration>PT8M56S</meta:editing-duration>
    <meta:editing-cycles>1</meta:editing-cycles>
    <meta:document-statistic meta:table-count="1" meta:cell-count="435" meta:object-count="0"/>
  </office:meta>
</office:document-meta>
</file>